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2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Engine Name</text:p>
          </table:table-cell>
          <table:table-cell table:style-name="ce1" office:value-type="string" calcext:value-type="string">
            <text:p>Bore (in)</text:p>
          </table:table-cell>
          <table:table-cell table:style-name="ce1" office:value-type="string" calcext:value-type="string">
            <text:p>Stroke (in)</text:p>
          </table:table-cell>
          <table:table-cell table:style-name="ce1" office:value-type="string" calcext:value-type="string">
            <text:p>Engine Displacement (ci)</text:p>
          </table:table-cell>
          <table:table-cell table:style-name="ce1" office:value-type="string" calcext:value-type="string">
            <text:p>Individual Cylinder Displacement (ci)</text:p>
          </table:table-cell>
          <table:table-cell table:style-name="ce1" office:value-type="string" calcext:value-type="string">
            <text:p>Bore (mm)</text:p>
          </table:table-cell>
          <table:table-cell table:style-name="ce1" office:value-type="string" calcext:value-type="string">
            <text:p>Stroke (mm)</text:p>
          </table:table-cell>
          <table:table-cell table:style-name="ce1" office:value-type="string" calcext:value-type="string">
            <text:p>Engine Displacement (cc)</text:p>
          </table:table-cell>
          <table:table-cell table:style-name="ce1" office:value-type="string" calcext:value-type="string">
            <text:p>Individual Cylinder Displacement (cc)</text:p>
          </table:table-cell>
          <table:table-cell table:style-name="ce1" office:value-type="string" calcext:value-type="string">
            <text:p>Cylinders</text:p>
          </table:table-cell>
        </table:table-row>
        <table:table-row table:style-name="ro2">
          <table:table-cell table:style-name="ce2" office:value-type="string" calcext:value-type="string">
            <text:p>Engine A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B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74" calcext:value-type="float">
            <text:p>3.74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C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2.33" calcext:value-type="float">
            <text:p>22.33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366.67" calcext:value-type="float">
            <text:p>366.6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Engine D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Engine E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ord 221</text:p>
          </table:table-cell>
          <table:table-cell office:value-type="float" office:value="3.5" calcext:value-type="float">
            <text:p>3.500</text:p>
          </table:table-cell>
          <table:table-cell office:value-type="float" office:value="2.87" calcext:value-type="float">
            <text:p>2.870</text:p>
          </table:table-cell>
          <table:table-cell table:formula="of:=SUM([.E7]*[.J7])" office:value-type="float" office:value="220.901604" calcext:value-type="float">
            <text:p>220.902</text:p>
          </table:table-cell>
          <table:table-cell table:formula="of:=SUM([.B7]*[.B7]*[.C7]*0.7854)" office:value-type="float" office:value="27.6127005" calcext:value-type="float">
            <text:p>27.613</text:p>
          </table:table-cell>
          <table:table-cell table:formula="of:=SUM([.B7]*25.4)" office:value-type="float" office:value="88.9" calcext:value-type="float">
            <text:p>88.900</text:p>
          </table:table-cell>
          <table:table-cell table:formula="of:=SUM([.C7]*25.4)" office:value-type="float" office:value="72.898" calcext:value-type="float">
            <text:p>72.898</text:p>
          </table:table-cell>
          <table:table-cell table:formula="of:=SUM([.D7]*25.4)" office:value-type="float" office:value="5610.9007416" calcext:value-type="float">
            <text:p>5,610.901</text:p>
          </table:table-cell>
          <table:table-cell table:formula="of:=SUM([.E7]*25.4)" office:value-type="float" office:value="701.3625927" calcext:value-type="float">
            <text:p>701.36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260</text:p>
          </table:table-cell>
          <table:table-cell office:value-type="float" office:value="3.8" calcext:value-type="float">
            <text:p>3.800</text:p>
          </table:table-cell>
          <table:table-cell office:value-type="float" office:value="2.87" calcext:value-type="float">
            <text:p>2.870</text:p>
          </table:table-cell>
          <table:table-cell table:formula="of:=SUM([.E8]*[.J8])" office:value-type="float" office:value="260.39340096" calcext:value-type="float">
            <text:p>260.393</text:p>
          </table:table-cell>
          <table:table-cell table:formula="of:=SUM([.B8]*[.B8]*[.C8]*0.7854)" office:value-type="float" office:value="32.54917512" calcext:value-type="float">
            <text:p>32.549</text:p>
          </table:table-cell>
          <table:table-cell table:formula="of:=SUM([.B8]*25.4)" office:value-type="float" office:value="96.52" calcext:value-type="float">
            <text:p>96.520</text:p>
          </table:table-cell>
          <table:table-cell table:formula="of:=SUM([.C8]*25.4)" office:value-type="float" office:value="72.898" calcext:value-type="float">
            <text:p>72.898</text:p>
          </table:table-cell>
          <table:table-cell table:formula="of:=SUM([.D8]*25.4)" office:value-type="float" office:value="6613.992384384" calcext:value-type="float">
            <text:p>6,613.992</text:p>
          </table:table-cell>
          <table:table-cell table:formula="of:=SUM([.E8]*25.4)" office:value-type="float" office:value="826.749048048" calcext:value-type="float">
            <text:p>826.749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289</text:p>
          </table:table-cell>
          <table:table-cell office:value-type="float" office:value="4" calcext:value-type="float">
            <text:p>4.000</text:p>
          </table:table-cell>
          <table:table-cell office:value-type="float" office:value="2.87" calcext:value-type="float">
            <text:p>2.870</text:p>
          </table:table-cell>
          <table:table-cell table:formula="of:=SUM([.E9]*[.J9])" office:value-type="float" office:value="288.524544" calcext:value-type="float">
            <text:p>288.525</text:p>
          </table:table-cell>
          <table:table-cell table:formula="of:=SUM([.B9]*[.B9]*[.C9]*0.7854)" office:value-type="float" office:value="36.065568" calcext:value-type="float">
            <text:p>36.066</text:p>
          </table:table-cell>
          <table:table-cell table:formula="of:=SUM([.B9]*25.4)" office:value-type="float" office:value="101.6" calcext:value-type="float">
            <text:p>101.600</text:p>
          </table:table-cell>
          <table:table-cell table:formula="of:=SUM([.C9]*25.4)" office:value-type="float" office:value="72.898" calcext:value-type="float">
            <text:p>72.898</text:p>
          </table:table-cell>
          <table:table-cell table:formula="of:=SUM([.D9]*25.4)" office:value-type="float" office:value="7328.5234176" calcext:value-type="float">
            <text:p>7,328.523</text:p>
          </table:table-cell>
          <table:table-cell table:formula="of:=SUM([.E9]*25.4)" office:value-type="float" office:value="916.0654272" calcext:value-type="float">
            <text:p>916.06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02</text:p>
          </table:table-cell>
          <table:table-cell office:value-type="float" office:value="4" calcext:value-type="float">
            <text:p>4.000</text:p>
          </table:table-cell>
          <table:table-cell office:value-type="float" office:value="3" calcext:value-type="float">
            <text:p>3.000</text:p>
          </table:table-cell>
          <table:table-cell table:formula="of:=SUM([.E10]*[.J10])" office:value-type="float" office:value="301.5936" calcext:value-type="float">
            <text:p>301.594</text:p>
          </table:table-cell>
          <table:table-cell table:formula="of:=SUM([.B10]*[.B10]*[.C10]*0.7854)" office:value-type="float" office:value="37.6992" calcext:value-type="float">
            <text:p>37.699</text:p>
          </table:table-cell>
          <table:table-cell table:formula="of:=SUM([.B10]*25.4)" office:value-type="float" office:value="101.6" calcext:value-type="float">
            <text:p>101.600</text:p>
          </table:table-cell>
          <table:table-cell table:formula="of:=SUM([.C10]*25.4)" office:value-type="float" office:value="76.2" calcext:value-type="float">
            <text:p>76.200</text:p>
          </table:table-cell>
          <table:table-cell table:formula="of:=SUM([.D10]*25.4)" office:value-type="float" office:value="7660.47744" calcext:value-type="float">
            <text:p>7,660.477</text:p>
          </table:table-cell>
          <table:table-cell table:formula="of:=SUM([.E10]*25.4)" office:value-type="float" office:value="957.55968" calcext:value-type="float">
            <text:p>957.56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51W</text:p>
          </table:table-cell>
          <table:table-cell office:value-type="float" office:value="4" calcext:value-type="float">
            <text:p>4.000</text:p>
          </table:table-cell>
          <table:table-cell office:value-type="float" office:value="3.5" calcext:value-type="float">
            <text:p>3.500</text:p>
          </table:table-cell>
          <table:table-cell table:formula="of:=SUM([.E11]*[.J11])" office:value-type="float" office:value="351.8592" calcext:value-type="float">
            <text:p>351.859</text:p>
          </table:table-cell>
          <table:table-cell table:formula="of:=SUM([.B11]*[.B11]*[.C11]*0.7854)" office:value-type="float" office:value="43.9824" calcext:value-type="float">
            <text:p>43.982</text:p>
          </table:table-cell>
          <table:table-cell table:formula="of:=SUM([.B11]*25.4)" office:value-type="float" office:value="101.6" calcext:value-type="float">
            <text:p>101.600</text:p>
          </table:table-cell>
          <table:table-cell table:formula="of:=SUM([.C11]*25.4)" office:value-type="float" office:value="88.9" calcext:value-type="float">
            <text:p>88.900</text:p>
          </table:table-cell>
          <table:table-cell table:formula="of:=SUM([.D11]*25.4)" office:value-type="float" office:value="8937.22368" calcext:value-type="float">
            <text:p>8,937.224</text:p>
          </table:table-cell>
          <table:table-cell table:formula="of:=SUM([.E11]*25.4)" office:value-type="float" office:value="1117.15296" calcext:value-type="float">
            <text:p>1,117.15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51C</text:p>
          </table:table-cell>
          <table:table-cell office:value-type="float" office:value="4" calcext:value-type="float">
            <text:p>4.000</text:p>
          </table:table-cell>
          <table:table-cell office:value-type="float" office:value="3.5" calcext:value-type="float">
            <text:p>3.500</text:p>
          </table:table-cell>
          <table:table-cell table:formula="of:=SUM([.E12]*[.J12])" office:value-type="float" office:value="351.8592" calcext:value-type="float">
            <text:p>351.859</text:p>
          </table:table-cell>
          <table:table-cell table:formula="of:=SUM([.B12]*[.B12]*[.C12]*0.7854)" office:value-type="float" office:value="43.9824" calcext:value-type="float">
            <text:p>43.982</text:p>
          </table:table-cell>
          <table:table-cell table:formula="of:=SUM([.B12]*25.4)" office:value-type="float" office:value="101.6" calcext:value-type="float">
            <text:p>101.600</text:p>
          </table:table-cell>
          <table:table-cell table:formula="of:=SUM([.C12]*25.4)" office:value-type="float" office:value="88.9" calcext:value-type="float">
            <text:p>88.900</text:p>
          </table:table-cell>
          <table:table-cell table:formula="of:=SUM([.D12]*25.4)" office:value-type="float" office:value="8937.22368" calcext:value-type="float">
            <text:p>8,937.224</text:p>
          </table:table-cell>
          <table:table-cell table:formula="of:=SUM([.E12]*25.4)" office:value-type="float" office:value="1117.15296" calcext:value-type="float">
            <text:p>1,117.15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51M</text:p>
          </table:table-cell>
          <table:table-cell office:value-type="float" office:value="4" calcext:value-type="float">
            <text:p>4.000</text:p>
          </table:table-cell>
          <table:table-cell office:value-type="float" office:value="3.5" calcext:value-type="float">
            <text:p>3.500</text:p>
          </table:table-cell>
          <table:table-cell table:formula="of:=SUM([.E13]*[.J13])" office:value-type="float" office:value="351.8592" calcext:value-type="float">
            <text:p>351.859</text:p>
          </table:table-cell>
          <table:table-cell table:formula="of:=SUM([.B13]*[.B13]*[.C13]*0.7854)" office:value-type="float" office:value="43.9824" calcext:value-type="float">
            <text:p>43.982</text:p>
          </table:table-cell>
          <table:table-cell table:formula="of:=SUM([.B13]*25.4)" office:value-type="float" office:value="101.6" calcext:value-type="float">
            <text:p>101.600</text:p>
          </table:table-cell>
          <table:table-cell table:formula="of:=SUM([.C13]*25.4)" office:value-type="float" office:value="88.9" calcext:value-type="float">
            <text:p>88.900</text:p>
          </table:table-cell>
          <table:table-cell table:formula="of:=SUM([.D13]*25.4)" office:value-type="float" office:value="8937.22368" calcext:value-type="float">
            <text:p>8,937.224</text:p>
          </table:table-cell>
          <table:table-cell table:formula="of:=SUM([.E13]*25.4)" office:value-type="float" office:value="1117.15296" calcext:value-type="float">
            <text:p>1,117.15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00</text:p>
          </table:table-cell>
          <table:table-cell table:number-columns-repeated="2" office:value-type="float" office:value="4" calcext:value-type="float">
            <text:p>4.000</text:p>
          </table:table-cell>
          <table:table-cell table:formula="of:=SUM([.E14]*[.J14])" office:value-type="float" office:value="402.1248" calcext:value-type="float">
            <text:p>402.125</text:p>
          </table:table-cell>
          <table:table-cell table:formula="of:=SUM([.B14]*[.B14]*[.C14]*0.7854)" office:value-type="float" office:value="50.2656" calcext:value-type="float">
            <text:p>50.266</text:p>
          </table:table-cell>
          <table:table-cell table:formula="of:=SUM([.B14]*25.4)" office:value-type="float" office:value="101.6" calcext:value-type="float">
            <text:p>101.600</text:p>
          </table:table-cell>
          <table:table-cell table:formula="of:=SUM([.C14]*25.4)" office:value-type="float" office:value="101.6" calcext:value-type="float">
            <text:p>101.600</text:p>
          </table:table-cell>
          <table:table-cell table:formula="of:=SUM([.D14]*25.4)" office:value-type="float" office:value="10213.96992" calcext:value-type="float">
            <text:p>10,213.970</text:p>
          </table:table-cell>
          <table:table-cell table:formula="of:=SUM([.E14]*25.4)" office:value-type="float" office:value="1276.74624" calcext:value-type="float">
            <text:p>1,276.74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32</text:p>
          </table:table-cell>
          <table:table-cell office:value-type="float" office:value="4" calcext:value-type="float">
            <text:p>4.000</text:p>
          </table:table-cell>
          <table:table-cell office:value-type="float" office:value="3.3" calcext:value-type="float">
            <text:p>3.300</text:p>
          </table:table-cell>
          <table:table-cell table:formula="of:=SUM([.E15]*[.J15])" office:value-type="float" office:value="331.75296" calcext:value-type="float">
            <text:p>331.753</text:p>
          </table:table-cell>
          <table:table-cell table:formula="of:=SUM([.B15]*[.B15]*[.C15]*0.7854)" office:value-type="float" office:value="41.46912" calcext:value-type="float">
            <text:p>41.469</text:p>
          </table:table-cell>
          <table:table-cell table:formula="of:=SUM([.B15]*25.4)" office:value-type="float" office:value="101.6" calcext:value-type="float">
            <text:p>101.600</text:p>
          </table:table-cell>
          <table:table-cell table:formula="of:=SUM([.C15]*25.4)" office:value-type="float" office:value="83.82" calcext:value-type="float">
            <text:p>83.820</text:p>
          </table:table-cell>
          <table:table-cell table:formula="of:=SUM([.D15]*25.4)" office:value-type="float" office:value="8426.525184" calcext:value-type="float">
            <text:p>8,426.525</text:p>
          </table:table-cell>
          <table:table-cell table:formula="of:=SUM([.E15]*25.4)" office:value-type="float" office:value="1053.315648" calcext:value-type="float">
            <text:p>1,053.31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52</text:p>
          </table:table-cell>
          <table:table-cell office:value-type="float" office:value="4" calcext:value-type="float">
            <text:p>4.000</text:p>
          </table:table-cell>
          <table:table-cell office:value-type="float" office:value="3.5" calcext:value-type="float">
            <text:p>3.500</text:p>
          </table:table-cell>
          <table:table-cell table:formula="of:=SUM([.E16]*[.J16])" office:value-type="float" office:value="351.8592" calcext:value-type="float">
            <text:p>351.859</text:p>
          </table:table-cell>
          <table:table-cell table:formula="of:=SUM([.B16]*[.B16]*[.C16]*0.7854)" office:value-type="float" office:value="43.9824" calcext:value-type="float">
            <text:p>43.982</text:p>
          </table:table-cell>
          <table:table-cell table:formula="of:=SUM([.B16]*25.4)" office:value-type="float" office:value="101.6" calcext:value-type="float">
            <text:p>101.600</text:p>
          </table:table-cell>
          <table:table-cell table:formula="of:=SUM([.C16]*25.4)" office:value-type="float" office:value="88.9" calcext:value-type="float">
            <text:p>88.900</text:p>
          </table:table-cell>
          <table:table-cell table:formula="of:=SUM([.D16]*25.4)" office:value-type="float" office:value="8937.22368" calcext:value-type="float">
            <text:p>8,937.224</text:p>
          </table:table-cell>
          <table:table-cell table:formula="of:=SUM([.E16]*25.4)" office:value-type="float" office:value="1117.15296" calcext:value-type="float">
            <text:p>1,117.15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60</text:p>
          </table:table-cell>
          <table:table-cell office:value-type="float" office:value="4.05" calcext:value-type="float">
            <text:p>4.050</text:p>
          </table:table-cell>
          <table:table-cell office:value-type="float" office:value="3.5" calcext:value-type="float">
            <text:p>3.500</text:p>
          </table:table-cell>
          <table:table-cell table:formula="of:=SUM([.E17]*[.J17])" office:value-type="float" office:value="360.710658" calcext:value-type="float">
            <text:p>360.711</text:p>
          </table:table-cell>
          <table:table-cell table:formula="of:=SUM([.B17]*[.B17]*[.C17]*0.7854)" office:value-type="float" office:value="45.08883225" calcext:value-type="float">
            <text:p>45.089</text:p>
          </table:table-cell>
          <table:table-cell table:formula="of:=SUM([.B17]*25.4)" office:value-type="float" office:value="102.87" calcext:value-type="float">
            <text:p>102.870</text:p>
          </table:table-cell>
          <table:table-cell table:formula="of:=SUM([.C17]*25.4)" office:value-type="float" office:value="88.9" calcext:value-type="float">
            <text:p>88.900</text:p>
          </table:table-cell>
          <table:table-cell table:formula="of:=SUM([.D17]*25.4)" office:value-type="float" office:value="9162.0507132" calcext:value-type="float">
            <text:p>9,162.051</text:p>
          </table:table-cell>
          <table:table-cell table:formula="of:=SUM([.E17]*25.4)" office:value-type="float" office:value="1145.25633915" calcext:value-type="float">
            <text:p>1,145.25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390</text:p>
          </table:table-cell>
          <table:table-cell office:value-type="float" office:value="4.05" calcext:value-type="float">
            <text:p>4.050</text:p>
          </table:table-cell>
          <table:table-cell office:value-type="float" office:value="3.78" calcext:value-type="float">
            <text:p>3.780</text:p>
          </table:table-cell>
          <table:table-cell table:formula="of:=SUM([.E18]*[.J18])" office:value-type="float" office:value="389.56751064" calcext:value-type="float">
            <text:p>389.568</text:p>
          </table:table-cell>
          <table:table-cell table:formula="of:=SUM([.B18]*[.B18]*[.C18]*0.7854)" office:value-type="float" office:value="48.69593883" calcext:value-type="float">
            <text:p>48.696</text:p>
          </table:table-cell>
          <table:table-cell table:formula="of:=SUM([.B18]*25.4)" office:value-type="float" office:value="102.87" calcext:value-type="float">
            <text:p>102.870</text:p>
          </table:table-cell>
          <table:table-cell table:formula="of:=SUM([.C18]*25.4)" office:value-type="float" office:value="96.012" calcext:value-type="float">
            <text:p>96.012</text:p>
          </table:table-cell>
          <table:table-cell table:formula="of:=SUM([.D18]*25.4)" office:value-type="float" office:value="9895.014770256" calcext:value-type="float">
            <text:p>9,895.015</text:p>
          </table:table-cell>
          <table:table-cell table:formula="of:=SUM([.E18]*25.4)" office:value-type="float" office:value="1236.876846282" calcext:value-type="float">
            <text:p>1,236.87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06</text:p>
          </table:table-cell>
          <table:table-cell office:value-type="float" office:value="4.13" calcext:value-type="float">
            <text:p>4.130</text:p>
          </table:table-cell>
          <table:table-cell office:value-type="float" office:value="3.784" calcext:value-type="float">
            <text:p>3.784</text:p>
          </table:table-cell>
          <table:table-cell table:formula="of:=SUM([.E19]*[.J19])" office:value-type="float" office:value="405.53852287872" calcext:value-type="float">
            <text:p>405.539</text:p>
          </table:table-cell>
          <table:table-cell table:formula="of:=SUM([.B19]*[.B19]*[.C19]*0.7854)" office:value-type="float" office:value="50.69231535984" calcext:value-type="float">
            <text:p>50.692</text:p>
          </table:table-cell>
          <table:table-cell table:formula="of:=SUM([.B19]*25.4)" office:value-type="float" office:value="104.902" calcext:value-type="float">
            <text:p>104.902</text:p>
          </table:table-cell>
          <table:table-cell table:formula="of:=SUM([.C19]*25.4)" office:value-type="float" office:value="96.1136" calcext:value-type="float">
            <text:p>96.114</text:p>
          </table:table-cell>
          <table:table-cell table:formula="of:=SUM([.D19]*25.4)" office:value-type="float" office:value="10300.6784811195" calcext:value-type="float">
            <text:p>10,300.678</text:p>
          </table:table-cell>
          <table:table-cell table:formula="of:=SUM([.E19]*25.4)" office:value-type="float" office:value="1287.58481013994" calcext:value-type="float">
            <text:p>1,287.58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10</text:p>
          </table:table-cell>
          <table:table-cell office:value-type="float" office:value="4.05" calcext:value-type="float">
            <text:p>4.050</text:p>
          </table:table-cell>
          <table:table-cell office:value-type="float" office:value="3.98" calcext:value-type="float">
            <text:p>3.980</text:p>
          </table:table-cell>
          <table:table-cell table:formula="of:=SUM([.E20]*[.J20])" office:value-type="float" office:value="410.17954824" calcext:value-type="float">
            <text:p>410.180</text:p>
          </table:table-cell>
          <table:table-cell table:formula="of:=SUM([.B20]*[.B20]*[.C20]*0.7854)" office:value-type="float" office:value="51.27244353" calcext:value-type="float">
            <text:p>51.272</text:p>
          </table:table-cell>
          <table:table-cell table:formula="of:=SUM([.B20]*25.4)" office:value-type="float" office:value="102.87" calcext:value-type="float">
            <text:p>102.870</text:p>
          </table:table-cell>
          <table:table-cell table:formula="of:=SUM([.C20]*25.4)" office:value-type="float" office:value="101.092" calcext:value-type="float">
            <text:p>101.092</text:p>
          </table:table-cell>
          <table:table-cell table:formula="of:=SUM([.D20]*25.4)" office:value-type="float" office:value="10418.560525296" calcext:value-type="float">
            <text:p>10,418.561</text:p>
          </table:table-cell>
          <table:table-cell table:formula="of:=SUM([.E20]*25.4)" office:value-type="float" office:value="1302.320065662" calcext:value-type="float">
            <text:p>1,302.32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27</text:p>
          </table:table-cell>
          <table:table-cell office:value-type="float" office:value="4.23" calcext:value-type="float">
            <text:p>4.230</text:p>
          </table:table-cell>
          <table:table-cell office:value-type="float" office:value="3.78" calcext:value-type="float">
            <text:p>3.780</text:p>
          </table:table-cell>
          <table:table-cell table:formula="of:=SUM([.E21]*[.J21])" office:value-type="float" office:value="424.9652498784" calcext:value-type="float">
            <text:p>424.965</text:p>
          </table:table-cell>
          <table:table-cell table:formula="of:=SUM([.B21]*[.B21]*[.C21]*0.7854)" office:value-type="float" office:value="53.1206562348" calcext:value-type="float">
            <text:p>53.121</text:p>
          </table:table-cell>
          <table:table-cell table:formula="of:=SUM([.B21]*25.4)" office:value-type="float" office:value="107.442" calcext:value-type="float">
            <text:p>107.442</text:p>
          </table:table-cell>
          <table:table-cell table:formula="of:=SUM([.C21]*25.4)" office:value-type="float" office:value="96.012" calcext:value-type="float">
            <text:p>96.012</text:p>
          </table:table-cell>
          <table:table-cell table:formula="of:=SUM([.D21]*25.4)" office:value-type="float" office:value="10794.1173469114" calcext:value-type="float">
            <text:p>10,794.117</text:p>
          </table:table-cell>
          <table:table-cell table:formula="of:=SUM([.E21]*25.4)" office:value-type="float" office:value="1349.26466836392" calcext:value-type="float">
            <text:p>1,349.26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28</text:p>
          </table:table-cell>
          <table:table-cell office:value-type="float" office:value="4.13" calcext:value-type="float">
            <text:p>4.130</text:p>
          </table:table-cell>
          <table:table-cell office:value-type="float" office:value="3.98" calcext:value-type="float">
            <text:p>3.980</text:p>
          </table:table-cell>
          <table:table-cell table:formula="of:=SUM([.E22]*[.J22])" office:value-type="float" office:value="426.5442180384" calcext:value-type="float">
            <text:p>426.544</text:p>
          </table:table-cell>
          <table:table-cell table:formula="of:=SUM([.B22]*[.B22]*[.C22]*0.7854)" office:value-type="float" office:value="53.3180272548" calcext:value-type="float">
            <text:p>53.318</text:p>
          </table:table-cell>
          <table:table-cell table:formula="of:=SUM([.B22]*25.4)" office:value-type="float" office:value="104.902" calcext:value-type="float">
            <text:p>104.902</text:p>
          </table:table-cell>
          <table:table-cell table:formula="of:=SUM([.C22]*25.4)" office:value-type="float" office:value="101.092" calcext:value-type="float">
            <text:p>101.092</text:p>
          </table:table-cell>
          <table:table-cell table:formula="of:=SUM([.D22]*25.4)" office:value-type="float" office:value="10834.2231381754" calcext:value-type="float">
            <text:p>10,834.223</text:p>
          </table:table-cell>
          <table:table-cell table:formula="of:=SUM([.E22]*25.4)" office:value-type="float" office:value="1354.27789227192" calcext:value-type="float">
            <text:p>1,354.27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29</text:p>
          </table:table-cell>
          <table:table-cell office:value-type="float" office:value="4.36" calcext:value-type="float">
            <text:p>4.360</text:p>
          </table:table-cell>
          <table:table-cell office:value-type="float" office:value="3.59" calcext:value-type="float">
            <text:p>3.590</text:p>
          </table:table-cell>
          <table:table-cell table:formula="of:=SUM([.E23]*[.J23])" office:value-type="float" office:value="428.7936162048" calcext:value-type="float">
            <text:p>428.794</text:p>
          </table:table-cell>
          <table:table-cell table:formula="of:=SUM([.B23]*[.B23]*[.C23]*0.7854)" office:value-type="float" office:value="53.5992020256" calcext:value-type="float">
            <text:p>53.599</text:p>
          </table:table-cell>
          <table:table-cell table:formula="of:=SUM([.B23]*25.4)" office:value-type="float" office:value="110.744" calcext:value-type="float">
            <text:p>110.744</text:p>
          </table:table-cell>
          <table:table-cell table:formula="of:=SUM([.C23]*25.4)" office:value-type="float" office:value="91.186" calcext:value-type="float">
            <text:p>91.186</text:p>
          </table:table-cell>
          <table:table-cell table:formula="of:=SUM([.D23]*25.4)" office:value-type="float" office:value="10891.3578516019" calcext:value-type="float">
            <text:p>10,891.358</text:p>
          </table:table-cell>
          <table:table-cell table:formula="of:=SUM([.E23]*25.4)" office:value-type="float" office:value="1361.41973145024" calcext:value-type="float">
            <text:p>1,361.42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29CJ</text:p>
          </table:table-cell>
          <table:table-cell office:value-type="float" office:value="4.36" calcext:value-type="float">
            <text:p>4.360</text:p>
          </table:table-cell>
          <table:table-cell office:value-type="float" office:value="3.59" calcext:value-type="float">
            <text:p>3.590</text:p>
          </table:table-cell>
          <table:table-cell table:formula="of:=SUM([.E24]*[.J24])" office:value-type="float" office:value="428.7936162048" calcext:value-type="float">
            <text:p>428.794</text:p>
          </table:table-cell>
          <table:table-cell table:formula="of:=SUM([.B24]*[.B24]*[.C24]*0.7854)" office:value-type="float" office:value="53.5992020256" calcext:value-type="float">
            <text:p>53.599</text:p>
          </table:table-cell>
          <table:table-cell table:formula="of:=SUM([.B24]*25.4)" office:value-type="float" office:value="110.744" calcext:value-type="float">
            <text:p>110.744</text:p>
          </table:table-cell>
          <table:table-cell table:formula="of:=SUM([.C24]*25.4)" office:value-type="float" office:value="91.186" calcext:value-type="float">
            <text:p>91.186</text:p>
          </table:table-cell>
          <table:table-cell table:formula="of:=SUM([.D24]*25.4)" office:value-type="float" office:value="10891.3578516019" calcext:value-type="float">
            <text:p>10,891.358</text:p>
          </table:table-cell>
          <table:table-cell table:formula="of:=SUM([.E24]*25.4)" office:value-type="float" office:value="1361.41973145024" calcext:value-type="float">
            <text:p>1,361.42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60</text:p>
          </table:table-cell>
          <table:table-cell office:value-type="float" office:value="4.36" calcext:value-type="float">
            <text:p>4.360</text:p>
          </table:table-cell>
          <table:table-cell office:value-type="float" office:value="3.85" calcext:value-type="float">
            <text:p>3.850</text:p>
          </table:table-cell>
          <table:table-cell table:formula="of:=SUM([.E25]*[.J25])" office:value-type="float" office:value="459.848307072" calcext:value-type="float">
            <text:p>459.848</text:p>
          </table:table-cell>
          <table:table-cell table:formula="of:=SUM([.B25]*[.B25]*[.C25]*0.7854)" office:value-type="float" office:value="57.481038384" calcext:value-type="float">
            <text:p>57.481</text:p>
          </table:table-cell>
          <table:table-cell table:formula="of:=SUM([.B25]*25.4)" office:value-type="float" office:value="110.744" calcext:value-type="float">
            <text:p>110.744</text:p>
          </table:table-cell>
          <table:table-cell table:formula="of:=SUM([.C25]*25.4)" office:value-type="float" office:value="97.79" calcext:value-type="float">
            <text:p>97.790</text:p>
          </table:table-cell>
          <table:table-cell table:formula="of:=SUM([.D25]*25.4)" office:value-type="float" office:value="11680.1469996288" calcext:value-type="float">
            <text:p>11,680.147</text:p>
          </table:table-cell>
          <table:table-cell table:formula="of:=SUM([.E25]*25.4)" office:value-type="float" office:value="1460.0183749536" calcext:value-type="float">
            <text:p>1,460.01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4.6L</text:p>
          </table:table-cell>
          <table:table-cell office:value-type="float" office:value="3.552" calcext:value-type="float">
            <text:p>3.552</text:p>
          </table:table-cell>
          <table:table-cell office:value-type="float" office:value="3.543" calcext:value-type="float">
            <text:p>3.543</text:p>
          </table:table-cell>
          <table:table-cell table:formula="of:=SUM([.E26]*[.J26])" office:value-type="float" office:value="280.86521181143" calcext:value-type="float">
            <text:p>280.865</text:p>
          </table:table-cell>
          <table:table-cell table:formula="of:=SUM([.B26]*[.B26]*[.C26]*0.7854)" office:value-type="float" office:value="35.1081514764288" calcext:value-type="float">
            <text:p>35.108</text:p>
          </table:table-cell>
          <table:table-cell table:formula="of:=SUM([.B26]*25.4)" office:value-type="float" office:value="90.2208" calcext:value-type="float">
            <text:p>90.221</text:p>
          </table:table-cell>
          <table:table-cell table:formula="of:=SUM([.C26]*25.4)" office:value-type="float" office:value="89.9922" calcext:value-type="float">
            <text:p>89.992</text:p>
          </table:table-cell>
          <table:table-cell table:formula="of:=SUM([.D26]*25.4)" office:value-type="float" office:value="7133.97638001033" calcext:value-type="float">
            <text:p>7,133.976</text:p>
          </table:table-cell>
          <table:table-cell table:formula="of:=SUM([.E26]*25.4)" office:value-type="float" office:value="891.747047501292" calcext:value-type="float">
            <text:p>891.74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5.0L Cammer</text:p>
          </table:table-cell>
          <table:table-cell office:value-type="float" office:value="3.7" calcext:value-type="float">
            <text:p>3.700</text:p>
          </table:table-cell>
          <table:table-cell office:value-type="float" office:value="3.543" calcext:value-type="float">
            <text:p>3.543</text:p>
          </table:table-cell>
          <table:table-cell table:formula="of:=SUM([.E27]*[.J27])" office:value-type="float" office:value="304.758259344" calcext:value-type="float">
            <text:p>304.758</text:p>
          </table:table-cell>
          <table:table-cell table:formula="of:=SUM([.B27]*[.B27]*[.C27]*0.7854)" office:value-type="float" office:value="38.094782418" calcext:value-type="float">
            <text:p>38.095</text:p>
          </table:table-cell>
          <table:table-cell table:formula="of:=SUM([.B27]*25.4)" office:value-type="float" office:value="93.98" calcext:value-type="float">
            <text:p>93.980</text:p>
          </table:table-cell>
          <table:table-cell table:formula="of:=SUM([.C27]*25.4)" office:value-type="float" office:value="89.9922" calcext:value-type="float">
            <text:p>89.992</text:p>
          </table:table-cell>
          <table:table-cell table:formula="of:=SUM([.D27]*25.4)" office:value-type="float" office:value="7740.8597873376" calcext:value-type="float">
            <text:p>7,740.860</text:p>
          </table:table-cell>
          <table:table-cell table:formula="of:=SUM([.E27]*25.4)" office:value-type="float" office:value="967.6074734172" calcext:value-type="float">
            <text:p>967.60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5.0L Coyote</text:p>
          </table:table-cell>
          <table:table-cell office:value-type="float" office:value="3.629" calcext:value-type="float">
            <text:p>3.629</text:p>
          </table:table-cell>
          <table:table-cell office:value-type="float" office:value="3.647" calcext:value-type="float">
            <text:p>3.647</text:p>
          </table:table-cell>
          <table:table-cell table:formula="of:=SUM([.E28]*[.J28])" office:value-type="float" office:value="301.780089943886" calcext:value-type="float">
            <text:p>301.780</text:p>
          </table:table-cell>
          <table:table-cell table:formula="of:=SUM([.B28]*[.B28]*[.C28]*0.7854)" office:value-type="float" office:value="37.7225112429858" calcext:value-type="float">
            <text:p>37.723</text:p>
          </table:table-cell>
          <table:table-cell table:formula="of:=SUM([.B28]*25.4)" office:value-type="float" office:value="92.1766" calcext:value-type="float">
            <text:p>92.177</text:p>
          </table:table-cell>
          <table:table-cell table:formula="of:=SUM([.C28]*25.4)" office:value-type="float" office:value="92.6338" calcext:value-type="float">
            <text:p>92.634</text:p>
          </table:table-cell>
          <table:table-cell table:formula="of:=SUM([.D28]*25.4)" office:value-type="float" office:value="7665.21428457471" calcext:value-type="float">
            <text:p>7,665.214</text:p>
          </table:table-cell>
          <table:table-cell table:formula="of:=SUM([.E28]*25.4)" office:value-type="float" office:value="958.151785571839" calcext:value-type="float">
            <text:p>958.15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5.4L</text:p>
          </table:table-cell>
          <table:table-cell office:value-type="float" office:value="3.552" calcext:value-type="float">
            <text:p>3.552</text:p>
          </table:table-cell>
          <table:table-cell office:value-type="float" office:value="4.165" calcext:value-type="float">
            <text:p>4.165</text:p>
          </table:table-cell>
          <table:table-cell table:formula="of:=SUM([.E29]*[.J29])" office:value-type="float" office:value="330.173188595712" calcext:value-type="float">
            <text:p>330.173</text:p>
          </table:table-cell>
          <table:table-cell table:formula="of:=SUM([.B29]*[.B29]*[.C29]*0.7854)" office:value-type="float" office:value="41.271648574464" calcext:value-type="float">
            <text:p>41.272</text:p>
          </table:table-cell>
          <table:table-cell table:formula="of:=SUM([.B29]*25.4)" office:value-type="float" office:value="90.2208" calcext:value-type="float">
            <text:p>90.221</text:p>
          </table:table-cell>
          <table:table-cell table:formula="of:=SUM([.C29]*25.4)" office:value-type="float" office:value="105.791" calcext:value-type="float">
            <text:p>105.791</text:p>
          </table:table-cell>
          <table:table-cell table:formula="of:=SUM([.D29]*25.4)" office:value-type="float" office:value="8386.39899033108" calcext:value-type="float">
            <text:p>8,386.399</text:p>
          </table:table-cell>
          <table:table-cell table:formula="of:=SUM([.E29]*25.4)" office:value-type="float" office:value="1048.29987379139" calcext:value-type="float">
            <text:p>1,048.30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ord 5.8L</text:p>
          </table:table-cell>
          <table:table-cell office:value-type="float" office:value="3.681" calcext:value-type="float">
            <text:p>3.681</text:p>
          </table:table-cell>
          <table:table-cell office:value-type="float" office:value="4.23" calcext:value-type="float">
            <text:p>4.230</text:p>
          </table:table-cell>
          <table:table-cell table:formula="of:=SUM([.E30]*[.J30])" office:value-type="float" office:value="360.124680673296" calcext:value-type="float">
            <text:p>360.125</text:p>
          </table:table-cell>
          <table:table-cell table:formula="of:=SUM([.B30]*[.B30]*[.C30]*0.7854)" office:value-type="float" office:value="45.015585084162" calcext:value-type="float">
            <text:p>45.016</text:p>
          </table:table-cell>
          <table:table-cell table:formula="of:=SUM([.B30]*25.4)" office:value-type="float" office:value="93.4974" calcext:value-type="float">
            <text:p>93.497</text:p>
          </table:table-cell>
          <table:table-cell table:formula="of:=SUM([.C30]*25.4)" office:value-type="float" office:value="107.442" calcext:value-type="float">
            <text:p>107.442</text:p>
          </table:table-cell>
          <table:table-cell table:formula="of:=SUM([.D30]*25.4)" office:value-type="float" office:value="9147.16688910172" calcext:value-type="float">
            <text:p>9,147.167</text:p>
          </table:table-cell>
          <table:table-cell table:formula="of:=SUM([.E30]*25.4)" office:value-type="float" office:value="1143.39586113772" calcext:value-type="float">
            <text:p>1,143.39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262</text:p>
          </table:table-cell>
          <table:table-cell office:value-type="float" office:value="3.671" calcext:value-type="float">
            <text:p>3.671</text:p>
          </table:table-cell>
          <table:table-cell office:value-type="float" office:value="3.1" calcext:value-type="float">
            <text:p>3.100</text:p>
          </table:table-cell>
          <table:table-cell table:formula="of:=SUM([.E31]*[.J31])" office:value-type="float" office:value="262.48914409872" calcext:value-type="float">
            <text:p>262.489</text:p>
          </table:table-cell>
          <table:table-cell table:formula="of:=SUM([.B31]*[.B31]*[.C31]*0.7854)" office:value-type="float" office:value="32.81114301234" calcext:value-type="float">
            <text:p>32.811</text:p>
          </table:table-cell>
          <table:table-cell table:formula="of:=SUM([.B31]*25.4)" office:value-type="float" office:value="93.2434" calcext:value-type="float">
            <text:p>93.243</text:p>
          </table:table-cell>
          <table:table-cell table:formula="of:=SUM([.C31]*25.4)" office:value-type="float" office:value="78.74" calcext:value-type="float">
            <text:p>78.740</text:p>
          </table:table-cell>
          <table:table-cell table:formula="of:=SUM([.D31]*25.4)" office:value-type="float" office:value="6667.22426010749" calcext:value-type="float">
            <text:p>6,667.224</text:p>
          </table:table-cell>
          <table:table-cell table:formula="of:=SUM([.E31]*25.4)" office:value-type="float" office:value="833.403032513436" calcext:value-type="float">
            <text:p>833.40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265 (1955-56)</text:p>
          </table:table-cell>
          <table:table-cell office:value-type="float" office:value="3.75" calcext:value-type="float">
            <text:p>3.750</text:p>
          </table:table-cell>
          <table:table-cell office:value-type="float" office:value="3" calcext:value-type="float">
            <text:p>3.000</text:p>
          </table:table-cell>
          <table:table-cell table:formula="of:=SUM([.E32]*[.J32])" office:value-type="float" office:value="265.0725" calcext:value-type="float">
            <text:p>265.073</text:p>
          </table:table-cell>
          <table:table-cell table:formula="of:=SUM([.B32]*[.B32]*[.C32]*0.7854)" office:value-type="float" office:value="33.1340625" calcext:value-type="float">
            <text:p>33.134</text:p>
          </table:table-cell>
          <table:table-cell table:formula="of:=SUM([.B32]*25.4)" office:value-type="float" office:value="95.25" calcext:value-type="float">
            <text:p>95.250</text:p>
          </table:table-cell>
          <table:table-cell table:formula="of:=SUM([.C32]*25.4)" office:value-type="float" office:value="76.2" calcext:value-type="float">
            <text:p>76.200</text:p>
          </table:table-cell>
          <table:table-cell table:formula="of:=SUM([.D32]*25.4)" office:value-type="float" office:value="6732.8415" calcext:value-type="float">
            <text:p>6,732.842</text:p>
          </table:table-cell>
          <table:table-cell table:formula="of:=SUM([.E32]*25.4)" office:value-type="float" office:value="841.6051875" calcext:value-type="float">
            <text:p>841.60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265 (1994)</text:p>
          </table:table-cell>
          <table:table-cell office:value-type="float" office:value="3.736" calcext:value-type="float">
            <text:p>3.736</text:p>
          </table:table-cell>
          <table:table-cell office:value-type="float" office:value="3" calcext:value-type="float">
            <text:p>3.000</text:p>
          </table:table-cell>
          <table:table-cell table:formula="of:=SUM([.E33]*[.J33])" office:value-type="float" office:value="263.0969865216" calcext:value-type="float">
            <text:p>263.097</text:p>
          </table:table-cell>
          <table:table-cell table:formula="of:=SUM([.B33]*[.B33]*[.C33]*0.7854)" office:value-type="float" office:value="32.8871233152" calcext:value-type="float">
            <text:p>32.887</text:p>
          </table:table-cell>
          <table:table-cell table:formula="of:=SUM([.B33]*25.4)" office:value-type="float" office:value="94.8944" calcext:value-type="float">
            <text:p>94.894</text:p>
          </table:table-cell>
          <table:table-cell table:formula="of:=SUM([.C33]*25.4)" office:value-type="float" office:value="76.2" calcext:value-type="float">
            <text:p>76.200</text:p>
          </table:table-cell>
          <table:table-cell table:formula="of:=SUM([.D33]*25.4)" office:value-type="float" office:value="6682.66345764864" calcext:value-type="float">
            <text:p>6,682.663</text:p>
          </table:table-cell>
          <table:table-cell table:formula="of:=SUM([.E33]*25.4)" office:value-type="float" office:value="835.33293220608" calcext:value-type="float">
            <text:p>835.33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267</text:p>
          </table:table-cell>
          <table:table-cell office:value-type="float" office:value="3.5" calcext:value-type="float">
            <text:p>3.500</text:p>
          </table:table-cell>
          <table:table-cell office:value-type="float" office:value="3.48" calcext:value-type="float">
            <text:p>3.480</text:p>
          </table:table-cell>
          <table:table-cell table:formula="of:=SUM([.E34]*[.J34])" office:value-type="float" office:value="267.852816" calcext:value-type="float">
            <text:p>267.853</text:p>
          </table:table-cell>
          <table:table-cell table:formula="of:=SUM([.B34]*[.B34]*[.C34]*0.7854)" office:value-type="float" office:value="33.481602" calcext:value-type="float">
            <text:p>33.482</text:p>
          </table:table-cell>
          <table:table-cell table:formula="of:=SUM([.B34]*25.4)" office:value-type="float" office:value="88.9" calcext:value-type="float">
            <text:p>88.900</text:p>
          </table:table-cell>
          <table:table-cell table:formula="of:=SUM([.C34]*25.4)" office:value-type="float" office:value="88.392" calcext:value-type="float">
            <text:p>88.392</text:p>
          </table:table-cell>
          <table:table-cell table:formula="of:=SUM([.D34]*25.4)" office:value-type="float" office:value="6803.4615264" calcext:value-type="float">
            <text:p>6,803.462</text:p>
          </table:table-cell>
          <table:table-cell table:formula="of:=SUM([.E34]*25.4)" office:value-type="float" office:value="850.4326908" calcext:value-type="float">
            <text:p>850.43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283</text:p>
          </table:table-cell>
          <table:table-cell office:value-type="float" office:value="3.875" calcext:value-type="float">
            <text:p>3.875</text:p>
          </table:table-cell>
          <table:table-cell office:value-type="float" office:value="3" calcext:value-type="float">
            <text:p>3.000</text:p>
          </table:table-cell>
          <table:table-cell table:formula="of:=SUM([.E35]*[.J35])" office:value-type="float" office:value="283.038525" calcext:value-type="float">
            <text:p>283.039</text:p>
          </table:table-cell>
          <table:table-cell table:formula="of:=SUM([.B35]*[.B35]*[.C35]*0.7854)" office:value-type="float" office:value="35.379815625" calcext:value-type="float">
            <text:p>35.380</text:p>
          </table:table-cell>
          <table:table-cell table:formula="of:=SUM([.B35]*25.4)" office:value-type="float" office:value="98.425" calcext:value-type="float">
            <text:p>98.425</text:p>
          </table:table-cell>
          <table:table-cell table:formula="of:=SUM([.C35]*25.4)" office:value-type="float" office:value="76.2" calcext:value-type="float">
            <text:p>76.200</text:p>
          </table:table-cell>
          <table:table-cell table:formula="of:=SUM([.D35]*25.4)" office:value-type="float" office:value="7189.178535" calcext:value-type="float">
            <text:p>7,189.179</text:p>
          </table:table-cell>
          <table:table-cell table:formula="of:=SUM([.E35]*25.4)" office:value-type="float" office:value="898.647316875" calcext:value-type="float">
            <text:p>898.64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293</text:p>
          </table:table-cell>
          <table:table-cell office:value-type="float" office:value="3.78" calcext:value-type="float">
            <text:p>3.780</text:p>
          </table:table-cell>
          <table:table-cell office:value-type="float" office:value="3.27" calcext:value-type="float">
            <text:p>3.270</text:p>
          </table:table-cell>
          <table:table-cell table:formula="of:=SUM([.E36]*[.J36])" office:value-type="float" office:value="293.5703808576" calcext:value-type="float">
            <text:p>293.570</text:p>
          </table:table-cell>
          <table:table-cell table:formula="of:=SUM([.B36]*[.B36]*[.C36]*0.7854)" office:value-type="float" office:value="36.6962976072" calcext:value-type="float">
            <text:p>36.696</text:p>
          </table:table-cell>
          <table:table-cell table:formula="of:=SUM([.B36]*25.4)" office:value-type="float" office:value="96.012" calcext:value-type="float">
            <text:p>96.012</text:p>
          </table:table-cell>
          <table:table-cell table:formula="of:=SUM([.C36]*25.4)" office:value-type="float" office:value="83.058" calcext:value-type="float">
            <text:p>83.058</text:p>
          </table:table-cell>
          <table:table-cell table:formula="of:=SUM([.D36]*25.4)" office:value-type="float" office:value="7456.68767378304" calcext:value-type="float">
            <text:p>7,456.688</text:p>
          </table:table-cell>
          <table:table-cell table:formula="of:=SUM([.E36]*25.4)" office:value-type="float" office:value="932.08595922288" calcext:value-type="float">
            <text:p>932.08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302</text:p>
          </table:table-cell>
          <table:table-cell office:value-type="float" office:value="4.001" calcext:value-type="float">
            <text:p>4.001</text:p>
          </table:table-cell>
          <table:table-cell office:value-type="float" office:value="3" calcext:value-type="float">
            <text:p>3.000</text:p>
          </table:table-cell>
          <table:table-cell table:formula="of:=SUM([.E37]*[.J37])" office:value-type="float" office:value="301.7444156496" calcext:value-type="float">
            <text:p>301.744</text:p>
          </table:table-cell>
          <table:table-cell table:formula="of:=SUM([.B37]*[.B37]*[.C37]*0.7854)" office:value-type="float" office:value="37.7180519562" calcext:value-type="float">
            <text:p>37.718</text:p>
          </table:table-cell>
          <table:table-cell table:formula="of:=SUM([.B37]*25.4)" office:value-type="float" office:value="101.6254" calcext:value-type="float">
            <text:p>101.625</text:p>
          </table:table-cell>
          <table:table-cell table:formula="of:=SUM([.C37]*25.4)" office:value-type="float" office:value="76.2" calcext:value-type="float">
            <text:p>76.200</text:p>
          </table:table-cell>
          <table:table-cell table:formula="of:=SUM([.D37]*25.4)" office:value-type="float" office:value="7664.30815749984" calcext:value-type="float">
            <text:p>7,664.308</text:p>
          </table:table-cell>
          <table:table-cell table:formula="of:=SUM([.E37]*25.4)" office:value-type="float" office:value="958.03851968748" calcext:value-type="float">
            <text:p>958.039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305</text:p>
          </table:table-cell>
          <table:table-cell office:value-type="float" office:value="3.736" calcext:value-type="float">
            <text:p>3.736</text:p>
          </table:table-cell>
          <table:table-cell office:value-type="float" office:value="3.48" calcext:value-type="float">
            <text:p>3.480</text:p>
          </table:table-cell>
          <table:table-cell table:formula="of:=SUM([.E38]*[.J38])" office:value-type="float" office:value="305.192504365056" calcext:value-type="float">
            <text:p>305.193</text:p>
          </table:table-cell>
          <table:table-cell table:formula="of:=SUM([.B38]*[.B38]*[.C38]*0.7854)" office:value-type="float" office:value="38.149063045632" calcext:value-type="float">
            <text:p>38.149</text:p>
          </table:table-cell>
          <table:table-cell table:formula="of:=SUM([.B38]*25.4)" office:value-type="float" office:value="94.8944" calcext:value-type="float">
            <text:p>94.894</text:p>
          </table:table-cell>
          <table:table-cell table:formula="of:=SUM([.C38]*25.4)" office:value-type="float" office:value="88.392" calcext:value-type="float">
            <text:p>88.392</text:p>
          </table:table-cell>
          <table:table-cell table:formula="of:=SUM([.D38]*25.4)" office:value-type="float" office:value="7751.88961087242" calcext:value-type="float">
            <text:p>7,751.890</text:p>
          </table:table-cell>
          <table:table-cell table:formula="of:=SUM([.E38]*25.4)" office:value-type="float" office:value="968.986201359053" calcext:value-type="float">
            <text:p>968.98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307</text:p>
          </table:table-cell>
          <table:table-cell office:value-type="float" office:value="3.875" calcext:value-type="float">
            <text:p>3.875</text:p>
          </table:table-cell>
          <table:table-cell office:value-type="float" office:value="3.25" calcext:value-type="float">
            <text:p>3.250</text:p>
          </table:table-cell>
          <table:table-cell table:formula="of:=SUM([.E39]*[.J39])" office:value-type="float" office:value="306.62506875" calcext:value-type="float">
            <text:p>306.625</text:p>
          </table:table-cell>
          <table:table-cell table:formula="of:=SUM([.B39]*[.B39]*[.C39]*0.7854)" office:value-type="float" office:value="38.32813359375" calcext:value-type="float">
            <text:p>38.328</text:p>
          </table:table-cell>
          <table:table-cell table:formula="of:=SUM([.B39]*25.4)" office:value-type="float" office:value="98.425" calcext:value-type="float">
            <text:p>98.425</text:p>
          </table:table-cell>
          <table:table-cell table:formula="of:=SUM([.C39]*25.4)" office:value-type="float" office:value="82.55" calcext:value-type="float">
            <text:p>82.550</text:p>
          </table:table-cell>
          <table:table-cell table:formula="of:=SUM([.D39]*25.4)" office:value-type="float" office:value="7788.27674625" calcext:value-type="float">
            <text:p>7,788.277</text:p>
          </table:table-cell>
          <table:table-cell table:formula="of:=SUM([.E39]*25.4)" office:value-type="float" office:value="973.53459328125" calcext:value-type="float">
            <text:p>973.53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325</text:p>
          </table:table-cell>
          <table:table-cell office:value-type="float" office:value="3.78" calcext:value-type="float">
            <text:p>3.780</text:p>
          </table:table-cell>
          <table:table-cell office:value-type="float" office:value="3.62" calcext:value-type="float">
            <text:p>3.620</text:p>
          </table:table-cell>
          <table:table-cell table:formula="of:=SUM([.E40]*[.J40])" office:value-type="float" office:value="324.9922870656" calcext:value-type="float">
            <text:p>324.992</text:p>
          </table:table-cell>
          <table:table-cell table:formula="of:=SUM([.B40]*[.B40]*[.C40]*0.7854)" office:value-type="float" office:value="40.6240358832" calcext:value-type="float">
            <text:p>40.624</text:p>
          </table:table-cell>
          <table:table-cell table:formula="of:=SUM([.B40]*25.4)" office:value-type="float" office:value="96.012" calcext:value-type="float">
            <text:p>96.012</text:p>
          </table:table-cell>
          <table:table-cell table:formula="of:=SUM([.C40]*25.4)" office:value-type="float" office:value="91.948" calcext:value-type="float">
            <text:p>91.948</text:p>
          </table:table-cell>
          <table:table-cell table:formula="of:=SUM([.D40]*25.4)" office:value-type="float" office:value="8254.80409146624" calcext:value-type="float">
            <text:p>8,254.804</text:p>
          </table:table-cell>
          <table:table-cell table:formula="of:=SUM([.E40]*25.4)" office:value-type="float" office:value="1031.85051143328" calcext:value-type="float">
            <text:p>1,031.85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327</text:p>
          </table:table-cell>
          <table:table-cell office:value-type="float" office:value="4.001" calcext:value-type="float">
            <text:p>4.001</text:p>
          </table:table-cell>
          <table:table-cell office:value-type="float" office:value="3.25" calcext:value-type="float">
            <text:p>3.250</text:p>
          </table:table-cell>
          <table:table-cell table:formula="of:=SUM([.E41]*[.J41])" office:value-type="float" office:value="326.8897836204" calcext:value-type="float">
            <text:p>326.890</text:p>
          </table:table-cell>
          <table:table-cell table:formula="of:=SUM([.B41]*[.B41]*[.C41]*0.7854)" office:value-type="float" office:value="40.86122295255" calcext:value-type="float">
            <text:p>40.861</text:p>
          </table:table-cell>
          <table:table-cell table:formula="of:=SUM([.B41]*25.4)" office:value-type="float" office:value="101.6254" calcext:value-type="float">
            <text:p>101.625</text:p>
          </table:table-cell>
          <table:table-cell table:formula="of:=SUM([.C41]*25.4)" office:value-type="float" office:value="82.55" calcext:value-type="float">
            <text:p>82.550</text:p>
          </table:table-cell>
          <table:table-cell table:formula="of:=SUM([.D41]*25.4)" office:value-type="float" office:value="8303.00050395816" calcext:value-type="float">
            <text:p>8,303.001</text:p>
          </table:table-cell>
          <table:table-cell table:formula="of:=SUM([.E41]*25.4)" office:value-type="float" office:value="1037.87506299477" calcext:value-type="float">
            <text:p>1,037.87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350</text:p>
          </table:table-cell>
          <table:table-cell office:value-type="float" office:value="4.001" calcext:value-type="float">
            <text:p>4.001</text:p>
          </table:table-cell>
          <table:table-cell office:value-type="float" office:value="3.48" calcext:value-type="float">
            <text:p>3.480</text:p>
          </table:table-cell>
          <table:table-cell table:formula="of:=SUM([.E42]*[.J42])" office:value-type="float" office:value="350.023522153536" calcext:value-type="float">
            <text:p>350.024</text:p>
          </table:table-cell>
          <table:table-cell table:formula="of:=SUM([.B42]*[.B42]*[.C42]*0.7854)" office:value-type="float" office:value="43.752940269192" calcext:value-type="float">
            <text:p>43.753</text:p>
          </table:table-cell>
          <table:table-cell table:formula="of:=SUM([.B42]*25.4)" office:value-type="float" office:value="101.6254" calcext:value-type="float">
            <text:p>101.625</text:p>
          </table:table-cell>
          <table:table-cell table:formula="of:=SUM([.C42]*25.4)" office:value-type="float" office:value="88.392" calcext:value-type="float">
            <text:p>88.392</text:p>
          </table:table-cell>
          <table:table-cell table:formula="of:=SUM([.D42]*25.4)" office:value-type="float" office:value="8890.59746269982" calcext:value-type="float">
            <text:p>8,890.597</text:p>
          </table:table-cell>
          <table:table-cell table:formula="of:=SUM([.E42]*25.4)" office:value-type="float" office:value="1111.32468283748" calcext:value-type="float">
            <text:p>1,111.32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364</text:p>
          </table:table-cell>
          <table:table-cell office:value-type="float" office:value="4" calcext:value-type="float">
            <text:p>4.000</text:p>
          </table:table-cell>
          <table:table-cell office:value-type="float" office:value="3.62" calcext:value-type="float">
            <text:p>3.620</text:p>
          </table:table-cell>
          <table:table-cell table:formula="of:=SUM([.E43]*[.J43])" office:value-type="float" office:value="363.922944" calcext:value-type="float">
            <text:p>363.923</text:p>
          </table:table-cell>
          <table:table-cell table:formula="of:=SUM([.B43]*[.B43]*[.C43]*0.7854)" office:value-type="float" office:value="45.490368" calcext:value-type="float">
            <text:p>45.490</text:p>
          </table:table-cell>
          <table:table-cell table:formula="of:=SUM([.B43]*25.4)" office:value-type="float" office:value="101.6" calcext:value-type="float">
            <text:p>101.600</text:p>
          </table:table-cell>
          <table:table-cell table:formula="of:=SUM([.C43]*25.4)" office:value-type="float" office:value="91.948" calcext:value-type="float">
            <text:p>91.948</text:p>
          </table:table-cell>
          <table:table-cell table:formula="of:=SUM([.D43]*25.4)" office:value-type="float" office:value="9243.6427776" calcext:value-type="float">
            <text:p>9,243.643</text:p>
          </table:table-cell>
          <table:table-cell table:formula="of:=SUM([.E43]*25.4)" office:value-type="float" office:value="1155.4553472" calcext:value-type="float">
            <text:p>1,155.455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377</text:p>
          </table:table-cell>
          <table:table-cell office:value-type="float" office:value="4.155" calcext:value-type="float">
            <text:p>4.155</text:p>
          </table:table-cell>
          <table:table-cell office:value-type="float" office:value="3.4" calcext:value-type="float">
            <text:p>3.400</text:p>
          </table:table-cell>
          <table:table-cell table:formula="of:=SUM([.E44]*[.J44])" office:value-type="float" office:value="368.809294392" calcext:value-type="float">
            <text:p>368.809</text:p>
          </table:table-cell>
          <table:table-cell table:formula="of:=SUM([.B44]*[.B44]*[.C44]*0.7854)" office:value-type="float" office:value="46.101161799" calcext:value-type="float">
            <text:p>46.101</text:p>
          </table:table-cell>
          <table:table-cell table:formula="of:=SUM([.B44]*25.4)" office:value-type="float" office:value="105.537" calcext:value-type="float">
            <text:p>105.537</text:p>
          </table:table-cell>
          <table:table-cell table:formula="of:=SUM([.C44]*25.4)" office:value-type="float" office:value="86.36" calcext:value-type="float">
            <text:p>86.360</text:p>
          </table:table-cell>
          <table:table-cell table:formula="of:=SUM([.D44]*25.4)" office:value-type="float" office:value="9367.7560775568" calcext:value-type="float">
            <text:p>9,367.756</text:p>
          </table:table-cell>
          <table:table-cell table:formula="of:=SUM([.E44]*25.4)" office:value-type="float" office:value="1170.9695096946" calcext:value-type="float">
            <text:p>1,170.97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383</text:p>
          </table:table-cell>
          <table:table-cell office:value-type="float" office:value="4.03" calcext:value-type="float">
            <text:p>4.030</text:p>
          </table:table-cell>
          <table:table-cell office:value-type="float" office:value="3.75" calcext:value-type="float">
            <text:p>3.750</text:p>
          </table:table-cell>
          <table:table-cell table:formula="of:=SUM([.E45]*[.J45])" office:value-type="float" office:value="382.6680858" calcext:value-type="float">
            <text:p>382.668</text:p>
          </table:table-cell>
          <table:table-cell table:formula="of:=SUM([.B45]*[.B45]*[.C45]*0.7854)" office:value-type="float" office:value="47.833510725" calcext:value-type="float">
            <text:p>47.834</text:p>
          </table:table-cell>
          <table:table-cell table:formula="of:=SUM([.B45]*25.4)" office:value-type="float" office:value="102.362" calcext:value-type="float">
            <text:p>102.362</text:p>
          </table:table-cell>
          <table:table-cell table:formula="of:=SUM([.C45]*25.4)" office:value-type="float" office:value="95.25" calcext:value-type="float">
            <text:p>95.250</text:p>
          </table:table-cell>
          <table:table-cell table:formula="of:=SUM([.D45]*25.4)" office:value-type="float" office:value="9719.76937932" calcext:value-type="float">
            <text:p>9,719.769</text:p>
          </table:table-cell>
          <table:table-cell table:formula="of:=SUM([.E45]*25.4)" office:value-type="float" office:value="1214.971172415" calcext:value-type="float">
            <text:p>1,214.97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GM 400</text:p>
          </table:table-cell>
          <table:table-cell office:value-type="float" office:value="4.125" calcext:value-type="float">
            <text:p>4.125</text:p>
          </table:table-cell>
          <table:table-cell office:value-type="float" office:value="3.75" calcext:value-type="float">
            <text:p>3.750</text:p>
          </table:table-cell>
          <table:table-cell table:formula="of:=SUM([.E46]*[.J46])" office:value-type="float" office:value="400.92215625" calcext:value-type="float">
            <text:p>400.922</text:p>
          </table:table-cell>
          <table:table-cell table:formula="of:=SUM([.B46]*[.B46]*[.C46]*0.7854)" office:value-type="float" office:value="50.11526953125" calcext:value-type="float">
            <text:p>50.115</text:p>
          </table:table-cell>
          <table:table-cell table:formula="of:=SUM([.B46]*25.4)" office:value-type="float" office:value="104.775" calcext:value-type="float">
            <text:p>104.775</text:p>
          </table:table-cell>
          <table:table-cell table:formula="of:=SUM([.C46]*25.4)" office:value-type="float" office:value="95.25" calcext:value-type="float">
            <text:p>95.250</text:p>
          </table:table-cell>
          <table:table-cell table:formula="of:=SUM([.D46]*25.4)" office:value-type="float" office:value="10183.42276875" calcext:value-type="float">
            <text:p>10,183.423</text:p>
          </table:table-cell>
          <table:table-cell table:formula="of:=SUM([.E46]*25.4)" office:value-type="float" office:value="1272.92784609375" calcext:value-type="float">
            <text:p>1,272.928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00-00-00</text:date>, <text:time style:data-style-name="N2" text:time-value="22:41:47.6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4:00:18.276000000</meta:creation-date>
    <dc:date>2024-11-10T22:52:56.939000000</dc:date>
    <meta:editing-duration>PT58M53S</meta:editing-duration>
    <meta:editing-cycles>10</meta:editing-cycles>
    <meta:generator>LibreOffice/24.8.2.1$Windows_X86_64 LibreOffice_project/0f794b6e29741098670a3b95d60478a65d05ef13</meta:generator>
    <meta:document-statistic meta:table-count="1" meta:cell-count="460" meta:object-count="0"/>
  </office:meta>
</office:document-meta>
</file>